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.423cm" style:auto-text-indent="false" fo:padding="0cm" fo:border="none"/>
      <style:text-properties fo:font-variant="normal" fo:text-transform="none" fo:color="#000000" style:font-name="Arial1" fo:font-size="7.80000019073486pt" fo:letter-spacing="normal" fo:language="ru" fo:country="RU" fo:font-style="normal" fo:font-weight="normal" officeooo:rsid="000ad4ef" officeooo:paragraph-rsid="000ad4ef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.423cm" style:auto-text-indent="false" fo:padding="0cm" fo:border="none"/>
      <style:text-properties officeooo:paragraph-rsid="000ad4ef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ru" fo:country="RU" officeooo:paragraph-rsid="0010fc02"/>
    </style:style>
    <style:style style:name="P5" style:family="paragraph" style:parent-style-name="Text_20_body">
      <style:text-properties officeooo:rsid="00140971" officeooo:paragraph-rsid="00140971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>
      <style:paragraph-properties fo:break-before="page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>
      <style:text-properties fo:language="ru" fo:country="RU" officeooo:rsid="00140971" officeooo:paragraph-rsid="00140971"/>
    </style:style>
    <style:style style:name="P11" style:family="paragraph" style:parent-style-name="Text_20_body">
      <style:text-properties fo:language="ru" fo:country="RU" officeooo:rsid="0013fe02" officeooo:paragraph-rsid="0013fe02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.423cm" style:auto-text-indent="false" fo:padding="0cm" fo:border="none"/>
      <style:text-properties fo:font-variant="normal" fo:text-transform="none" fo:color="#000000" style:font-name="Arial1" fo:font-size="7.80000019073486pt" fo:letter-spacing="normal" fo:language="ru" fo:country="RU" fo:font-style="normal" fo:font-weight="normal" officeooo:rsid="001380dc" officeooo:paragraph-rsid="001380d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3fe02"/>
    </style:style>
    <style:style style:name="T3" style:family="text">
      <style:text-properties fo:language="ru" fo:country="RU" officeooo:rsid="0015acd7"/>
    </style:style>
    <style:style style:name="T4" style:family="text">
      <style:text-properties fo:language="ru" fo:country="RU" officeooo:rsid="00172c15"/>
    </style:style>
    <style:style style:name="T5" style:family="text">
      <style:text-properties officeooo:rsid="000f6a96"/>
    </style:style>
    <style:style style:name="T6" style:family="text">
      <style:text-properties officeooo:rsid="0010fc02"/>
    </style:style>
    <style:style style:name="T7" style:family="text">
      <style:text-properties officeooo:rsid="00172c15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Введение.</text:p>
      <text:p text:style-name="Text_20_body">В настоящее время увеличивается количество новых локальных сетей <text:span text:style-name="T1">даже в не больших организациях таких как школа</text:span>, существующие сети расширяются, возрастает число пользователей этих сетей <text:span text:style-name="T1">и число компьютерных классов</text:span>. </text:p>
      <text:p text:style-name="Text_20_body">Локальная сеть (LAN, Local Area Network) – это компьютерная сеть, позволяющая нескольким компьютерам подключаться к Интернету через единую точку доступа. Общей точкой доступа могут выступать модемы, маршрутизаторы, коммутаторы, сетевые адаптеры. Соответственно, локальная сеть может быть построена по технологии Ethernet (проводной доступ в Интернет) или Wi-Fi, Bluetooth, GPRS (беспроводной доступ). <text:span text:style-name="T1">Подключение к Интернету через локальную сеть очень удобно для членов сети, поэтому данная технология имеет большое распространение.</text:span></text:p>
      <text:p text:style-name="P3"><text:s/>С помощью локальной сети удаленные рабочие станции объединяются в единую систему, имеющую следующие преимущества:</text:p>
      <text:list xml:id="list5421766133761129623" text:style-name="L1">
        <text:list-item>
          <text:p text:style-name="P6">Разделение ресурсов - позволяет совместно использовать ресурсы, например, периферийные устройства (принтеры, сканеры), всеми станциями, входящими в сеть.</text:p>
        </text:list-item>
        <text:list-item>
          <text:p text:style-name="P6">Разделение данных - позволяет совместно использовать информацию, находящуюся на жестких дисках рабочих станций и сервера.</text:p>
        </text:list-item>
        <text:list-item>
          <text:p text:style-name="P6">Разделение программных средств - обеспечивает совместное использование программ, установленных на рабочих станциях и сервере.</text:p>
        </text:list-item>
        <text:list-item>
          <text:p text:style-name="P6">Разделение ресурсов процессора - возможность использования вычислительных мощностей для обработки данных другими системами, входящими в сеть.</text:p>
        </text:list-item>
      </text:list>
      <text:p text:style-name="Standard">Широкие возможности компьютеров по обработке информации делают их в принципе пригодными для разнообразного использования в области образования. Они могут облегчить преподавание и изучение материала на всех уровнях - от дошкольников, овладевающих алфавитом, до учащихся старших классов. Компьютеры пригодны для использования в таких областях, как языковедение и математика, история и естественные науки, профессиональная подготовка, музыка и изобразительное искусство, а также чтение и письмо. Компьютеры открывают новые пути в развитии навыков мышления и умения решать проблемы, предоставляют новые возможности для активного обучения. С помощью компьютеров можно сделать проведение уроков, упражнений, контрольных работ, а также учет успеваемости более эффективными. Это разгружает учителей и позволяет им уделять больше времени индивидуальным занятиям. Компьютеры могут сделать многие уроки более интересными и убедительными, а огромный поток информации — легкодоступным. </text:p>
      <text:p text:style-name="P4">При создании любой локальной сети мы обязаны <text:span text:style-name="T5">обеспечить степень её защиты, т. е.</text:span></text:p>
      <text:p text:style-name="P4"><text:span text:style-name="T6">организовать защиту её</text:span> <text:span text:style-name="T6">программной и аппаратной части</text:span>. </text:p>
      <text:p text:style-name="Standard"><text:span text:style-name="Strong_20_Emphasis">П</text:span>од аппаратными средствами защиты понимаются специальные средства, непосредственно входящие в состав технического обеспечения и выполняющие функции защиты как самостоятельно, так и в комплексе с другими средствами, например с программными. Можно выделить некоторые наиболее важные элементы аппаратной защиты:</text:p>
      <text:list xml:id="list7350250977065187951" text:style-name="L2">
        <text:list-item>
          <text:p text:style-name="P7">защита от сбоев в электропитании;</text:p>
        </text:list-item>
        <text:list-item>
          <text:p text:style-name="P7">защита от сбоев серверов, рабочих станций и локальных компьютеров;</text:p>
        </text:list-item>
        <text:list-item>
          <text:p text:style-name="P7">защита от сбоев устройств для хранения информации;</text:p>
        </text:list-item>
        <text:list-item>
          <text:p text:style-name="P7">защита от утечек информации электромагнитных излучений.</text:p>
        </text:list-item>
      </text:list>
      <text:p text:style-name="Standard"><text:s/></text:p>
      <text:p text:style-name="Standard"/>
      <text:p text:style-name="Standard"/>
      <text:p text:style-name="P8">Анализ</text:p>
      <text:p text:style-name="P3">Цель: <text:s/>создание локальной сети школы. </text:p>
      <text:p text:style-name="P5"><text:span text:style-name="T1">Проведенный анализ показал что в школе один учебный компьютерный класс и бухгалтерия. В учебном компьютерном классе есть 8 учебных компьютеров и 1 учительский. </text:span><text:span text:style-name="T4">В б</text:span><text:span text:style-name="T3">ухгалтери</text:span><text:span text:style-name="T4">и</text:span><text:span text:style-name="T3"> </text:span><text:span text:style-name="T4">находятся 4</text:span><text:span text:style-name="T3"> компьютер</text:span><text:span text:style-name="T4">а</text:span><text:span text:style-name="T3"> </text:span><text:span text:style-name="T4">один из которых главного бухгалтера, другой финансиста и еще 2 компьютера бухгалтеров. А так же компьютер директора.</text:span></text:p>
      <text:p text:style-name="P10">Мы провели анализ в выяснили, что на всех компьютерах есть интернет, но с определенными ограничениями по выходу на различные сайты на каждом компьютере. </text:p>
      <text:p text:style-name="P10">Создаваемая сеть будет представлять <text:span text:style-name="T7">топологию звезда.</text:span></text:p>
      <text:p text:style-name="P3">Для создания локальной сети школы необходимо создать 2 локальных подсети: учебная и бухгалтерия.</text:p>
      <text:p text:style-name="Text_20_body"><text:span text:style-name="T1">В учебной </text:span><text:span text:style-name="T2">под</text:span><text:span text:style-name="T1">сети будет 9 компьютеров, из них один учительский и 8 учебных. На всех компьютерах должен быть интернет, <text:s/>однако <text:s/>необходимы ограничения доступа к различным сайтам. На учительском компьютере должен быть свободный доступ в интернет за некоторым исключением, а на учебных компьютерах выход должен быть только на те сайты, которые нужны для учебного процесса. Из этого следует что нам необходимо создать список сайтов для учебного пользования </text:span><text:span text:style-name="T4">- «Белый список»</text:span><text:span text:style-name="T1"> и список сайтов, доступ будет запрещен в обоих подсетях (т. е. </text:span><text:span text:style-name="T2">н</text:span><text:span text:style-name="T1">а всех компьютерах локальной сети) - </text:span><text:span text:style-name="T2">«Черный список»</text:span><text:span text:style-name="T1">. </text:span></text:p>
      <text:p text:style-name="P11">В подсети бухгалтерия будет 5 компьютеров, <text:span text:style-name="T7">один из которых директора</text:span>. А так же должен быть свободный доступ в интернет за исключением некоторых сайтов, которые будут занесены в «Черный список».</text:p>
      <text:p text:style-name="P11"/>
      <text:p text:style-name="P1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14S</meta:editing-duration>
    <meta:editing-cycles>8</meta:editing-cycles>
    <meta:generator>LibreOffice/5.2.3.3$Windows_x86 LibreOffice_project/d54a8868f08a7b39642414cf2c8ef2f228f780cf</meta:generator>
    <dc:date>2017-05-15T20:18:23.512000000</dc:date>
    <meta:document-statistic meta:table-count="0" meta:image-count="0" meta:object-count="0" meta:page-count="2" meta:paragraph-count="25" meta:word-count="593" meta:character-count="4484" meta:non-whitespace-character-count="3910"/>
    <meta:user-defined meta:name="Info 1"/>
    <meta:user-defined meta:name="Info 2"/>
    <meta:user-defined meta:name="Info 3"/>
    <meta:user-defined meta:name="Info 4"/>
  </office:meta>
</office:document-meta>
</file>